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11 6 4 2 2 2 2 2 4"/>
    <style:font-face style:name="Droid Sans Fallback" svg:font-family="Droid Sans Fallback" style:font-family-generic="system" style:font-pitch="variable" svg:panose-1="2 11 6 4 2 2 2 2 2 4"/>
    <style:font-face style:name="Droid Sans Devanagari" svg:font-family="Droid Sans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Mono" svg:font-family="Liberation Mono" style:font-family-generic="modern" style:font-pitch="fixed" svg:panose-1="2 11 6 4 2 2 2 2 2 4"/>
    <style:font-face style:name="OpenSymbol" style:font-charset="x-symbol" svg:font-family="OpenSymbol" style:font-family-generic="system" svg:panose-1="2 11 6 4 2 2 2 2 2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Heading2" style:master-page-name="MP0" style:family="paragraph">
      <style:paragraph-properties fo:break-before="page"/>
    </style:style>
    <style:style style:name="P2" style:parent-style-name="Textbody" style:family="paragraph"/>
    <style:style style:name="P3" style:parent-style-name="Textbody" style:family="paragraph"/>
    <style:style style:name="P4" style:parent-style-name="Textbody" style:family="paragraph"/>
    <style:style style:name="P5" style:parent-style-name="Textbody" style:family="paragraph"/>
    <style:style style:name="P6" style:parent-style-name="Textbody" style:family="paragraph"/>
    <style:style style:name="P7" style:parent-style-name="Textbody" style:family="paragraph"/>
    <style:style style:name="P8" style:parent-style-name="Textbody" style:family="paragraph"/>
    <style:style style:name="P9" style:parent-style-name="Textbody" style:family="paragraph"/>
    <style:style style:name="P10" style:parent-style-name="Textbody" style:family="paragraph"/>
    <style:style style:name="P11" style:parent-style-name="Textbody" style:family="paragraph"/>
    <style:style style:name="P12" style:parent-style-name="Textbody" style:family="paragraph"/>
    <style:style style:name="P13" style:parent-style-name="Textbody" style:family="paragraph"/>
    <style:style style:name="P14" style:parent-style-name="Textbody" style:family="paragraph"/>
    <style:style style:name="P15" style:parent-style-name="Textbody" style:family="paragraph"/>
    <style:style style:name="P16" style:parent-style-name="Textbody" style:family="paragraph"/>
    <style:style style:name="P17" style:parent-style-name="Textbody" style:family="paragraph"/>
    <style:style style:name="P18" style:parent-style-name="Textbody" style:family="paragraph"/>
    <style:style style:name="P19" style:parent-style-name="Textbody" style:family="paragraph"/>
    <style:style style:name="P20" style:parent-style-name="Textbody" style:family="paragraph"/>
    <style:style style:name="P21" style:parent-style-name="Textbody" style:family="paragraph"/>
    <style:style style:name="P22" style:parent-style-name="Textbody" style:family="paragraph"/>
    <style:style style:name="P23" style:parent-style-name="Textbody" style:family="paragraph"/>
    <style:style style:name="P24" style:parent-style-name="Textbody" style:family="paragraph"/>
    <style:style style:name="P25" style:parent-style-name="PreformattedText" style:family="paragraph">
      <style:paragraph-properties fo:margin-bottom="0.1965in"/>
    </style:style>
    <style:style style:name="P26" style:parent-style-name="Quotations" style:family="paragraph"/>
    <style:style style:name="P27" style:parent-style-name="Textbody" style:family="paragraph"/>
    <style:style style:name="P28" style:parent-style-name="Textbody" style:family="paragraph"/>
    <style:style style:name="P29" style:parent-style-name="Textbody" style:family="paragraph"/>
    <style:style style:name="P30" style:parent-style-name="Textbody" style:family="paragraph"/>
    <style:style style:name="P31" style:parent-style-name="Textbody" style:family="paragraph"/>
    <style:style style:name="P32" style:parent-style-name="PreformattedText" style:family="paragraph">
      <style:paragraph-properties fo:margin-bottom="0.1965in"/>
    </style:style>
    <style:style style:name="P33" style:parent-style-name="PreformattedText" style:family="paragraph">
      <style:paragraph-properties fo:margin-bottom="0.1965in"/>
    </style:style>
    <style:style style:name="P34" style:parent-style-name="Textbody" style:family="paragraph"/>
    <style:style style:name="P35" style:parent-style-name="Textbody" style:family="paragraph"/>
    <style:style style:name="P36" style:parent-style-name="Textbody" style:family="paragraph"/>
    <style:style style:name="P37" style:parent-style-name="Textbody" style:family="paragraph"/>
    <style:style style:name="P38" style:parent-style-name="Textbody" style:family="paragraph"/>
    <style:style style:name="P39" style:parent-style-name="Textbody" style:family="paragraph"/>
    <style:style style:name="P40" style:parent-style-name="Textbody" style:family="paragraph"/>
    <style:style style:name="TableColumn42" style:family="table-column">
      <style:table-column-properties style:column-width="2.2666in" style:use-optimal-column-width="false"/>
    </style:style>
    <style:style style:name="TableColumn43" style:family="table-column">
      <style:table-column-properties style:column-width="1.993in" style:use-optimal-column-width="false"/>
    </style:style>
    <style:style style:name="TableColumn44" style:family="table-column">
      <style:table-column-properties style:column-width="2.6652in" style:use-optimal-column-width="false"/>
    </style:style>
    <style:style style:name="Table41" style:family="table">
      <style:table-properties style:width="6.925in" fo:margin-left="0in" table:align="lef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7" style:parent-style-name="Textbody" style:family="paragraph"/>
    <style:style style:name="P78" style:parent-style-name="Textbody" style:family="paragraph"/>
    <style:style style:name="P79" style:parent-style-name="Textbody" style:family="paragraph"/>
    <style:style style:name="P80" style:parent-style-name="Textbody" style:family="paragraph"/>
    <style:style style:name="P81" style:parent-style-name="Textbody" style:family="paragraph"/>
    <style:style style:name="P82" style:parent-style-name="Textbody" style:family="paragraph"/>
    <style:style style:name="P83" style:parent-style-name="Textbody" style:family="paragraph"/>
    <style:style style:name="P84" style:parent-style-name="Textbody" style:family="paragraph"/>
    <style:style style:name="P85" style:parent-style-name="Textbody" style:family="paragraph"/>
    <style:style style:name="P86" style:parent-style-name="Textbody" style:family="paragraph"/>
    <style:style style:name="P87" style:parent-style-name="Textbody" style:family="paragraph"/>
    <style:style style:name="P88" style:parent-style-name="Textbody" style:family="paragraph"/>
    <style:style style:name="P89" style:parent-style-name="Textbody" style:family="paragraph"/>
    <style:style style:name="P90" style:parent-style-name="Textbody" style:family="paragraph"/>
    <style:style style:name="P91" style:parent-style-name="Textbody" style:family="paragraph"/>
    <style:style style:name="P92" style:parent-style-name="Textbody" style:family="paragraph"/>
    <style:style style:name="P93" style:parent-style-name="Textbody" style:family="paragraph"/>
    <style:style style:name="P94" style:parent-style-name="Textbody" style:family="paragraph"/>
    <style:style style:name="P95" style:parent-style-name="Textbody" style:family="paragraph"/>
    <style:style style:name="P96" style:parent-style-name="Textbody" style:family="paragraph"/>
    <style:style style:name="P97" style:parent-style-name="Textbody" style:family="paragraph"/>
    <style:style style:name="P98" style:parent-style-name="Textbody" style:family="paragraph"/>
    <style:style style:name="P99" style:parent-style-name="Textbody" style:family="paragraph"/>
    <style:style style:name="P100" style:parent-style-name="Textbody" style:family="paragraph"/>
    <style:style style:name="P101" style:parent-style-name="Textbody" style:family="paragraph"/>
    <style:style style:name="P102" style:parent-style-name="Textbody" style:family="paragraph"/>
    <style:style style:name="P103" style:parent-style-name="Textbody" style:family="paragraph"/>
    <style:style style:name="P104" style:parent-style-name="Textbody" style:family="paragraph"/>
    <style:style style:name="P105" style:parent-style-name="Textbody" style:family="paragraph"/>
    <style:style style:name="P106" style:parent-style-name="Textbody" style:family="paragraph"/>
    <style:style style:name="P107" style:parent-style-name="Textbody" style:family="paragraph"/>
    <style:style style:name="P108" style:parent-style-name="Textbody" style:family="paragraph"/>
    <style:style style:name="P109" style:parent-style-name="Textbody" style:family="paragraph"/>
    <style:style style:name="P110" style:parent-style-name="Textbody" style:family="paragraph"/>
    <style:style style:name="P111" style:parent-style-name="Textbody" style:family="paragraph"/>
    <style:style style:name="P112" style:parent-style-name="Textbody" style:family="paragraph"/>
    <style:style style:name="P113" style:parent-style-name="Textbody" style:family="paragraph"/>
    <style:style style:name="P114" style:parent-style-name="Textbody" style:family="paragraph"/>
    <style:style style:name="P115" style:parent-style-name="Textbody" style:family="paragraph"/>
    <style:style style:name="P116" style:parent-style-name="Textbody" style:family="paragraph"/>
    <style:style style:name="P117" style:parent-style-name="Textbody" style:family="paragraph"/>
    <style:style style:name="P118" style:parent-style-name="Textbody" style:family="paragraph"/>
    <style:style style:name="P119" style:parent-style-name="Textbody" style:family="paragraph"/>
    <style:style style:name="P120" style:parent-style-name="Textbody" style:family="paragraph"/>
    <style:style style:name="P121" style:parent-style-name="Textbody" style:family="paragraph"/>
    <style:style style:name="P122" style:parent-style-name="Textbody" style:family="paragraph"/>
    <style:style style:name="P123" style:parent-style-name="Textbody" style:family="paragraph"/>
    <style:style style:name="P124" style:parent-style-name="Textbody" style:family="paragraph"/>
    <style:style style:name="P125" style:parent-style-name="Textbody" style:family="paragraph"/>
    <style:style style:name="P126" style:parent-style-name="Textbody" style:family="paragraph"/>
    <style:style style:name="P127" style:parent-style-name="Textbody" style:family="paragraph"/>
  </office:automatic-styles>
  <office:body>
    <office:text text:use-soft-page-breaks="true">
      <text:h text:style-name="P1" text:outline-level="2">Refactoring<text:s/><text:span text:style-name="SourceText">polarft_corrcalc</text:span><text:s/>→<text:s/><text:span text:style-name="SourceText">polarft_calc</text:span><text:s/>Submodule Architecture</text:h>
      <text:h text:style-name="Heading3" text:outline-level="3">Author:<text:s/><text:span text:style-name="Emphasis">Hans Elmlund</text:span></text:h>
      <text:h text:style-name="Heading3" text:outline-level="3">Audience: SIMPLE Developers</text:h>
      <text:h text:style-name="Heading3" text:outline-level="3">Status: Complete</text:h>
      <text:h text:style-name="Heading3" text:outline-level="3">Summary: This refactoring splits the monolithic polar Fourier transform correlator class into focused submodules, improving compilation time, maintainability, and conceptual clarity.</text:h>
      <text:p text:style-name="HorizontalLine"/>
      <text:h text:style-name="Heading1" text:outline-level="1">1. Introduction</text:h>
      <text:p text:style-name="Textbody">The<text:s/><text:span text:style-name="SourceText">polarft_corrcalc</text:span><text:s/>module is one of the most performance-critical and complex components of SIMPLE. It implements:</text:p>
      <text:list text:style-name="LFO1" text:continue-numbering="true">
        <text:list-item>
          <text:p text:style-name="P2">Polar Fourier transform-based objective evaluations</text:p>
        </text:list-item>
        <text:list-item>
          <text:p text:style-name="P3">CTF-aware correlation kernels</text:p>
        </text:list-item>
        <text:list-item>
          <text:p text:style-name="P4">Gradient-based refinement</text:p>
        </text:list-item>
        <text:list-item>
          <text:p text:style-name="P5">FFTW interfacing</text:p>
        </text:list-item>
        <text:list-item>
          <text:p text:style-name="P6">Thread-local workspace management</text:p>
        </text:list-item>
        <text:list-item>
          <text:p text:style-name="P7">Memory-heavy caching (“memoization”)</text:p>
        </text:list-item>
        <text:list-item>
          <text:p text:style-name="P8">Geometric transforms in the polar domain</text:p>
        </text:list-item>
        <text:list-item>
          <text:p text:style-name="P9">Multi-precision shift, rotation, and correlation operators</text:p>
        </text:list-item>
      </text:list>
      <text:p text:style-name="Textbody">Over time, this module had grown into a<text:s/><text:span text:style-name="StrongEmphasis">single file exceeding 12,000 lines</text:span>, containing more than 120 type-bound procedures, loose interdependencies, and many computational domains mixed into one compilation unit.</text:p>
      <text:p text:style-name="Textbody">This resulted in:</text:p>
      <text:list text:style-name="LFO2" text:continue-numbering="true">
        <text:list-item>
          <text:p text:style-name="P10"><text:span text:style-name="StrongEmphasis">Slow compilation</text:span><text:s/>(particularly under Intel and gfortran)</text:p>
        </text:list-item>
        <text:list-item>
          <text:p text:style-name="P11"><text:span text:style-name="StrongEmphasis">Poor navigability</text:span><text:s/>for new developers</text:p>
        </text:list-item>
        <text:list-item>
          <text:p text:style-name="P12"><text:span text:style-name="StrongEmphasis">High cognitive load</text:span>; multiple concerns tightly coupled</text:p>
        </text:list-item>
        <text:list-item>
          <text:p text:style-name="P13"><text:span text:style-name="StrongEmphasis">Difficult debugging</text:span>, because responsibilities were interwoven</text:p>
        </text:list-item>
        <text:list-item>
          <text:p text:style-name="P14"><text:span text:style-name="StrongEmphasis">Hard to extend</text:span><text:s/>without risking side-effects</text:p>
        </text:list-item>
      </text:list>
      <text:soft-page-break/>
      <text:p text:style-name="Textbody">To address this, the module was completely reorganized into a<text:s/><text:span text:style-name="StrongEmphasis">submodule-based architecture</text:span>, following the same principles used successfully for<text:s/><text:span text:style-name="SourceText">simple_image</text:span>.</text:p>
      <text:p text:style-name="HorizontalLine"/>
      <text:h text:style-name="Heading1" text:outline-level="1">2. Goals of the Refactoring</text:h>
      <text:h text:style-name="Heading3" text:outline-level="3">✔ 1. Reduce compile times</text:h>
      <text:p text:style-name="Textbody">Splitting the 12k-line compilation unit into focused submodules allows incremental compilation. Modifying code in one submodule no longer forces recompilation of the entire class.</text:p>
      <text:h text:style-name="Heading3" text:outline-level="3">✔ 2. Enforce functional separation</text:h>
      <text:p text:style-name="Textbody">Each computational domain lives in its own file:</text:p>
      <text:list text:style-name="LFO3" text:continue-numbering="true">
        <text:list-item>
          <text:p text:style-name="P15">Core lifecycle (construction/destroy/allocation)</text:p>
        </text:list-item>
        <text:list-item>
          <text:p text:style-name="P16">CTF evaluation</text:p>
        </text:list-item>
        <text:list-item>
          <text:p text:style-name="P17">Geometric transforms (shift/rotate/mirror)</text:p>
        </text:list-item>
        <text:list-item>
          <text:p text:style-name="P18">Memoization</text:p>
        </text:list-item>
        <text:list-item>
          <text:p text:style-name="P19">Correlation and objective functions</text:p>
        </text:list-item>
        <text:list-item>
          <text:p text:style-name="P20">Debug visualization and I/O</text:p>
        </text:list-item>
      </text:list>
      <text:h text:style-name="Heading3" text:outline-level="3">✔ 3. Separate interface from implementation</text:h>
      <text:p text:style-name="Textbody">The parent module<text:s/><text:span text:style-name="SourceText">simple_polarft_calc</text:span><text:s/>now contains:</text:p>
      <text:list text:style-name="LFO4" text:continue-numbering="true">
        <text:list-item>
          <text:p text:style-name="P21">Type definition</text:p>
        </text:list-item>
        <text:list-item>
          <text:p text:style-name="P22">Procedure bindings</text:p>
        </text:list-item>
        <text:list-item>
          <text:p text:style-name="P23">Public API surface</text:p>
        </text:list-item>
      </text:list>
      <text:p text:style-name="Textbody">Each submodule contains:</text:p>
      <text:list text:style-name="LFO5" text:continue-numbering="true">
        <text:list-item>
          <text:p text:style-name="P24">Only the implementation bodies</text:p>
        </text:list-item>
      </text:list>
      <text:p text:style-name="Textbody">This matches modern Fortran best practices.</text:p>
      <text:h text:style-name="Heading3" text:outline-level="3">✔ 4. Improve conceptual clarity</text:h>
      <text:p text:style-name="Textbody">Developers can now locate code<text:s/><text:span text:style-name="StrongEmphasis">by function</text:span>, not by scrolling.</text:p>
      <text:h text:style-name="Heading3" text:outline-level="3">✔ 5. Make the module extensible</text:h>
      <text:p text:style-name="Textbody">Adding a new correlation kernel or a new kind of geometric transform now touches exactly one submodule.</text:p>
      <text:p text:style-name="HorizontalLine"/>
      <text:soft-page-break/>
      <text:h text:style-name="Heading1" text:outline-level="1">3. “Before” Picture</text:h>
      <text:p text:style-name="Textbody">Previously everything lived in:</text:p>
      <text:p text:style-name="P25"><text:span text:style-name="SourceText">simple_polarft_corrcalc.f90</text:span></text:p>
      <text:p text:style-name="Textbody">Characteristics of the old file:</text:p>
      <text:list text:style-name="LFO6" text:continue-numbering="true">
        <text:list-item>
          <text:p text:style-name="P26">12,000 lines</text:p>
        </text:list-item>
        <text:list-item>
          <text:p text:style-name="P27">All domains (CTF, FFTW, rotation, correlation, memoization) in one location</text:p>
        </text:list-item>
        <text:list-item>
          <text:p text:style-name="P28">Hard-coded private helper routines spread throughout</text:p>
        </text:list-item>
        <text:list-item>
          <text:p text:style-name="P29">Large<text:s/><text:span text:style-name="SourceText">type(polarft_corrcalc)</text:span><text:s/>containing 120+ type-bound procedures</text:p>
        </text:list-item>
        <text:list-item>
          <text:p text:style-name="P30">Impossible to find functionality without full-text search</text:p>
        </text:list-item>
        <text:list-item>
          <text:p text:style-name="P31">Trivial edits required full rebuild</text:p>
        </text:list-item>
      </text:list>
      <text:p text:style-name="Textbody">Developers frequently described the file as:</text:p>
      <text:p text:style-name="Quotations">“The single hardest file in SIMPLE to navigate.”</text:p>
      <text:p text:style-name="HorizontalLine"/>
      <text:h text:style-name="Heading1" text:outline-level="1">4. “After” Picture — Final Submodule Architecture</text:h>
      <text:p text:style-name="Textbody">The refactored module is now:</text:p>
      <text:p text:style-name="PreformattedText"><text:span text:style-name="SourceText">simple_polarft_calc.f90 <text:s text:c="15"/>(type definition + public interface)</text:span></text:p>
      <text:p text:style-name="PreformattedText"><text:span text:style-name="SourceText">simple_polarft_core.f90 <text:s text:c="15"/>(construction, kill, setters, getters)</text:span></text:p>
      <text:p text:style-name="PreformattedText"><text:span text:style-name="SourceText">simple_polarft_access.f90 <text:s text:c="13"/>(introspection getters, pointer access)</text:span></text:p>
      <text:p text:style-name="PreformattedText"><text:span text:style-name="SourceText">simple_polarft_vis.f90 <text:s text:c="16"/>(print, visualize, I/O)</text:span></text:p>
      <text:p text:style-name="PreformattedText"><text:span text:style-name="SourceText">simple_polarft_ctf.f90 <text:s text:c="16"/>(CTF generation and application)</text:span></text:p>
      <text:p text:style-name="PreformattedText"><text:span text:style-name="SourceText">simple_polarft_geom.f90 <text:s text:c="15"/>(shift, rotate, mirror, gen_shmat, rotate_pft)</text:span></text:p>
      <text:p text:style-name="PreformattedText"><text:span text:style-name="SourceText">simple_polarft_memo.f90 <text:s text:c="15"/>(memoize_ptcls, memoize_refs, sqsums, npix_per_shell)</text:span></text:p>
      <text:p text:style-name="P32"><text:span text:style-name="SourceText">simple_polarft_corr.f90 <text:s text:c="15"/>(all correlation kernels and objective functions)</text:span></text:p>
      <text:h text:style-name="Heading3" text:outline-level="3">High-level structure</text:h>
      <text:p text:style-name="PreformattedText"><text:span text:style-name="SourceText">simple_polarft_calc/</text:span></text:p>
      <text:p text:style-name="PreformattedText"><text:span text:style-name="SourceText">├── simple_polarft_calc.f90 <text:s text:c="6"/># Parent module (type + interfaces only)</text:span></text:p>
      <text:p text:style-name="PreformattedText"><text:span text:style-name="SourceText">├── simple_polarft_core.f90 <text:s text:c="6"/># new(), kill(), setters, getters</text:span></text:p>
      <text:p text:style-name="PreformattedText"><text:span text:style-name="SourceText">├── simple_polarft_access.f90 <text:s text:c="4"/># metadata, pinds, npix, pointers</text:span></text:p>
      <text:p text:style-name="PreformattedText"><text:span text:style-name="SourceText">├── simple_polarft_vis.f90 <text:s text:c="7"/># vis_ptcl, vis_ref, print, read/write</text:span></text:p>
      <text:p text:style-name="PreformattedText"><text:span text:style-name="SourceText">├── simple_polarft_ctf.f90 <text:s text:c="7"/># CTF construction (calc_polar_ctf)</text:span></text:p>
      <text:p text:style-name="PreformattedText"><text:span text:style-name="SourceText">├── simple_polarft_geom.f90 <text:s text:c="6"/># geometry: gen_shmat, shift_ref, shift_ptcl, rotate_pft</text:span></text:p>
      <text:p text:style-name="PreformattedText"><text:span text:style-name="SourceText">├── simple_polarft_memo.f90 <text:s text:c="6"/># memoize_ptcls, memoize_refs, allocations</text:span></text:p>
      <text:p text:style-name="P33"><text:span text:style-name="SourceText">└── simple_polarft_corr.f90 <text:s text:c="6"/># all correlation, euclid, CC kernels, gradients</text:span></text:p>
      <text:soft-page-break/>
      <text:p text:style-name="Textbody">Every submodule contains<text:s/><text:span text:style-name="SourceText">module procedure</text:span><text:s/>implementations only.</text:p>
      <text:p text:style-name="HorizontalLine"/>
      <text:h text:style-name="Heading1" text:outline-level="1">5. Software Architecture Patterns Used</text:h>
      <text:p text:style-name="Textbody">The refactoring applies several modern software engineering principles, adapted to Fortran.</text:p>
      <text:h text:style-name="Heading2" text:outline-level="2">5.1<text:s/><text:span text:style-name="StrongEmphasis">Separation of Interface and Implementation (Modularization Pattern)</text:span></text:h>
      <text:h text:style-name="Heading3" text:outline-level="3">Before</text:h>
      <text:p text:style-name="Textbody">A single module contained:</text:p>
      <text:list text:style-name="LFO7" text:continue-numbering="true">
        <text:list-item>
          <text:p text:style-name="P34">Type definition</text:p>
        </text:list-item>
        <text:list-item>
          <text:p text:style-name="P35">Type-bound interface</text:p>
        </text:list-item>
        <text:list-item>
          <text:p text:style-name="P36">Implementation of every routine</text:p>
        </text:list-item>
      </text:list>
      <text:h text:style-name="Heading3" text:outline-level="3">After</text:h>
      <text:p text:style-name="Textbody"><text:span text:style-name="SourceText">simple_polarft_calc.f90</text:span><text:s/>now contains:</text:p>
      <text:list text:style-name="LFO8" text:continue-numbering="true">
        <text:list-item>
          <text:p text:style-name="P37">The<text:s/><text:span text:style-name="SourceText">type(polarft_calc)</text:span></text:p>
        </text:list-item>
        <text:list-item>
          <text:p text:style-name="P38">The list of<text:s/><text:span text:style-name="StrongEmphasis">which procedures exist</text:span></text:p>
        </text:list-item>
        <text:list-item>
          <text:p text:style-name="P39">Only the<text:s/><text:span text:style-name="StrongEmphasis">interfaces</text:span>, not the bodies</text:p>
        </text:list-item>
      </text:list>
      <text:p text:style-name="Textbody">Submodules contain:</text:p>
      <text:list text:style-name="LFO9" text:continue-numbering="true">
        <text:list-item>
          <text:p text:style-name="P40">The implementation bodies</text:p>
        </text:list-item>
      </text:list>
      <text:p text:style-name="Textbody">This matches Fortran 2008’s intended design of a<text:s/><text:span text:style-name="StrongEmphasis">clean API + multiple compilation units</text:span>.</text:p>
      <text:p text:style-name="HorizontalLine"/>
      <text:h text:style-name="Heading2" text:outline-level="2">5.2<text:s/><text:span text:style-name="StrongEmphasis">Single Responsibility Principle (SRP)</text:span></text:h>
      <text:p text:style-name="Textbody">Each submodule deals with exactly<text:s/><text:span text:style-name="StrongEmphasis">one concern</text:span>:</text:p>
      <table:table table:style-name="Table41">
        <table:table-columns>
          <table:table-column table:style-name="TableColumn42"/>
          <table:table-column table:style-name="TableColumn43"/>
          <table:table-column table:style-name="TableColumn44"/>
        </table:table-columns>
        <table:table-header-rows>
          <table:table-row table:style-name="TableRow45">
            <table:table-cell table:style-name="TableCell46">
              <text:p text:style-name="TableHeading">Concern</text:p>
            </table:table-cell>
            <table:table-cell table:style-name="TableCell47">
              <text:p text:style-name="TableHeading">Submodule</text:p>
            </table:table-cell>
            <table:table-cell table:style-name="TableCell48">
              <text:p text:style-name="TableHeading">Rationale</text:p>
            </table:table-cell>
          </table:table-row>
        </table:table-header-rows>
        <table:table-row table:style-name="TableRow49">
          <table:table-cell table:style-name="TableCell50">
            <text:p text:style-name="TableContents">Object lifecycle, allocation</text:p>
          </table:table-cell>
          <table:table-cell table:style-name="TableCell51">
            <text:p text:style-name="TableContents"><text:span text:style-name="SourceText">simple_polarft_core</text:span></text:p>
          </table:table-cell>
          <table:table-cell table:style-name="TableCell52">
            <text:p text:style-name="TableContents">Centralizes construction logic</text:p>
          </table:table-cell>
        </table:table-row>
        <table:table-row table:style-name="TableRow53">
          <table:table-cell table:style-name="TableCell54">
            <text:p text:style-name="TableContents">Metadata and pointer access</text:p>
          </table:table-cell>
          <table:table-cell table:style-name="TableCell55">
            <text:p text:style-name="TableContents"><text:span text:style-name="SourceText">simple_polarft_access</text:span></text:p>
          </table:table-cell>
          <table:table-cell table:style-name="TableCell56">
            <text:p text:style-name="TableContents">Clean separation from numeric kernels</text:p>
          </table:table-cell>
        </table:table-row>
        <table:table-row table:style-name="TableRow57">
          <table:table-cell table:style-name="TableCell58">
            <text:p text:style-name="TableContents">CTF operations</text:p>
          </table:table-cell>
          <table:table-cell table:style-name="TableCell59">
            <text:p text:style-name="TableContents"><text:span text:style-name="SourceText">simple_polarft_ctf</text:span></text:p>
          </table:table-cell>
          <table:table-cell table:style-name="TableCell60">
            <text:p text:style-name="TableContents">Distinct domain and tightly coupled logic</text:p>
          </table:table-cell>
        </table:table-row>
        <table:table-row table:style-name="TableRow61">
          <table:table-cell table:style-name="TableCell62">
            <text:p text:style-name="TableContents">Geometric operations</text:p>
          </table:table-cell>
          <table:table-cell table:style-name="TableCell63">
            <text:p text:style-name="TableContents"><text:span text:style-name="SourceText">simple_polarft_geom</text:span></text:p>
          </table:table-cell>
          <table:table-cell table:style-name="TableCell64">
            <text:p text:style-name="TableContents">Shift/rotation mirror logic is coherent</text:p>
          </table:table-cell>
        </table:table-row>
        <table:table-row table:style-name="TableRow65">
          <table:table-cell table:style-name="TableCell66">
            <text:p text:style-name="TableContents">Memoization</text:p>
          </table:table-cell>
          <table:table-cell table:style-name="TableCell67">
            <text:p text:style-name="TableContents"><text:span text:style-name="SourceText">simple_polarft_memo</text:span></text:p>
          </table:table-cell>
          <table:table-cell table:style-name="TableCell68">
            <text:p text:style-name="TableContents">Shared caching and FFTW-plan context</text:p>
          </table:table-cell>
        </table:table-row>
        <text:soft-page-break/>
        <table:table-row table:style-name="TableRow69">
          <table:table-cell table:style-name="TableCell70">
            <text:p text:style-name="TableContents">Numeric kernels (correlation/euclid)</text:p>
          </table:table-cell>
          <table:table-cell table:style-name="TableCell71">
            <text:p text:style-name="TableContents"><text:span text:style-name="SourceText">simple_polarft_corr</text:span></text:p>
          </table:table-cell>
          <table:table-cell table:style-name="TableCell72">
            <text:p text:style-name="TableContents">Hot loops, FFTW calls, objective functions</text:p>
          </table:table-cell>
        </table:table-row>
        <table:table-row table:style-name="TableRow73">
          <table:table-cell table:style-name="TableCell74">
            <text:p text:style-name="TableContents">Debug visualization</text:p>
          </table:table-cell>
          <table:table-cell table:style-name="TableCell75">
            <text:p text:style-name="TableContents"><text:span text:style-name="SourceText">simple_polarft_vis</text:span></text:p>
          </table:table-cell>
          <table:table-cell table:style-name="TableCell76">
            <text:p text:style-name="TableContents">I/O and dev tooling only</text:p>
          </table:table-cell>
        </table:table-row>
      </table:table>
      <text:p text:style-name="Textbody">This dramatically reduces file complexity.</text:p>
      <text:p text:style-name="HorizontalLine"/>
      <text:h text:style-name="Heading2" text:outline-level="2">5.3<text:s/><text:span text:style-name="StrongEmphasis">Façade Pattern</text:span></text:h>
      <text:p text:style-name="Textbody"><text:span text:style-name="SourceText">polarft_calc</text:span><text:s/>in<text:s/><text:span text:style-name="SourceText">simple_polarft_calc.f90</text:span><text:s/>acts as a<text:s/><text:span text:style-name="StrongEmphasis">façade</text:span>:</text:p>
      <text:list text:style-name="LFO10" text:continue-numbering="true">
        <text:list-item>
          <text:p text:style-name="P77">Presents a single class interface</text:p>
        </text:list-item>
        <text:list-item>
          <text:p text:style-name="P78">Hides implementation details inside submodules</text:p>
        </text:list-item>
        <text:list-item>
          <text:p text:style-name="P79">Allows developers to work with a uniform API</text:p>
        </text:list-item>
      </text:list>
      <text:p text:style-name="Textbody">This makes maintenance easier, and code written against the API remains unchanged.</text:p>
      <text:p text:style-name="HorizontalLine"/>
      <text:h text:style-name="Heading2" text:outline-level="2">5.4<text:s/><text:span text:style-name="StrongEmphasis">Encapsulation and Information Hiding</text:span></text:h>
      <text:p text:style-name="Textbody">The majority of routines remain<text:s/><text:span text:style-name="SourceText">private</text:span>, and only the parent module exposes the correct public interface. Submodules never leak helper routines externally.</text:p>
      <text:p text:style-name="Textbody">This prevents accidental coupling and enforces correct usage.</text:p>
      <text:p text:style-name="HorizontalLine"/>
      <text:h text:style-name="Heading2" text:outline-level="2">5.5<text:s/><text:span text:style-name="StrongEmphasis">Compilation Scalability (Build Optimization Pattern)</text:span></text:h>
      <text:p text:style-name="Textbody">Submodules compile independently.</text:p>
      <text:p text:style-name="Textbody">Changing<text:s/><text:span text:style-name="SourceText">simple_polarft_corr.f90</text:span><text:s/>(the largest and most frequently edited submodule) now<text:s/><text:span text:style-name="StrongEmphasis">does not</text:span><text:s/>trigger recompilation of:</text:p>
      <text:list text:style-name="LFO11" text:continue-numbering="true">
        <text:list-item>
          <text:p text:style-name="P80">FFTW wrappers</text:p>
        </text:list-item>
        <text:list-item>
          <text:p text:style-name="P81">CTF logic</text:p>
        </text:list-item>
        <text:list-item>
          <text:p text:style-name="P82">Memoization arrays</text:p>
        </text:list-item>
        <text:list-item>
          <text:p text:style-name="P83">Visualization code</text:p>
        </text:list-item>
      </text:list>
      <text:p text:style-name="Textbody">This saves substantial developer time.</text:p>
      <text:p text:style-name="HorizontalLine"/>
      <text:soft-page-break/>
      <text:h text:style-name="Heading1" text:outline-level="1">6. Detailed Submodule Descriptions</text:h>
      <text:h text:style-name="Heading2" text:outline-level="2">6.1<text:s/><text:span text:style-name="SourceText">simple_polarft_core.f90</text:span></text:h>
      <text:p text:style-name="Textbody"><text:span text:style-name="StrongEmphasis">Responsibilities:</text:span></text:p>
      <text:list text:style-name="LFO12" text:continue-numbering="true">
        <text:list-item>
          <text:p text:style-name="P84"><text:span text:style-name="SourceText">new</text:span><text:s/>constructor (massive allocation, polar coordinate generation)</text:p>
        </text:list-item>
        <text:list-item>
          <text:p text:style-name="P85"><text:span text:style-name="SourceText">kill</text:span><text:s/>destructor (deep deallocation)</text:p>
        </text:list-item>
        <text:list-item>
          <text:p text:style-name="P86">All<text:s/><text:span text:style-name="Emphasis">setters</text:span></text:p>
        </text:list-item>
        <text:list-item>
          <text:p text:style-name="P87">All pure<text:s/><text:span text:style-name="Emphasis">getters</text:span></text:p>
        </text:list-item>
        <text:list-item>
          <text:p text:style-name="P88">Particle indexing (<text:span text:style-name="SourceText">pinds</text:span>) setup</text:p>
        </text:list-item>
        <text:list-item>
          <text:p text:style-name="P89">Thread-local workspace initialization (heap_vars)</text:p>
        </text:list-item>
      </text:list>
      <text:p text:style-name="Textbody">This submodule defines the “identity” of a polarft object.</text:p>
      <text:p text:style-name="HorizontalLine"/>
      <text:h text:style-name="Heading2" text:outline-level="2">6.2<text:s/><text:span text:style-name="SourceText">simple_polarft_access.f90</text:span></text:h>
      <text:p text:style-name="Textbody"><text:span text:style-name="StrongEmphasis">Responsibilities:</text:span></text:p>
      <text:list text:style-name="LFO13" text:continue-numbering="true">
        <text:list-item>
          <text:p text:style-name="P90">Query routines (<text:span text:style-name="SourceText">get_nrots</text:span>,<text:s/><text:span text:style-name="SourceText">get_pftsz</text:span>,<text:s/><text:span text:style-name="SourceText">get_kfromto</text:span>)</text:p>
        </text:list-item>
        <text:list-item>
          <text:p text:style-name="P91">Pointer-returning helpers (<text:span text:style-name="SourceText">get_ptcls_ptr</text:span>,<text:s/><text:span text:style-name="SourceText">get_refs_ptr</text:span>)</text:p>
        </text:list-item>
        <text:list-item>
          <text:p text:style-name="P92">Access flags (e.g.,<text:s/><text:span text:style-name="SourceText">is_with_ctf</text:span>)</text:p>
        </text:list-item>
        <text:list-item>
          <text:p text:style-name="P93">Lightweight pure functions</text:p>
        </text:list-item>
      </text:list>
      <text:p text:style-name="Textbody">These routines do not modify state.</text:p>
      <text:p text:style-name="HorizontalLine"/>
      <text:h text:style-name="Heading2" text:outline-level="2">6.3<text:s/><text:span text:style-name="SourceText">simple_polarft_vis.f90</text:span></text:h>
      <text:p text:style-name="Textbody"><text:span text:style-name="StrongEmphasis">Responsibilities:</text:span></text:p>
      <text:list text:style-name="LFO14" text:continue-numbering="true">
        <text:list-item>
          <text:p text:style-name="P94"><text:span text:style-name="SourceText">print</text:span></text:p>
        </text:list-item>
        <text:list-item>
          <text:p text:style-name="P95"><text:span text:style-name="SourceText">vis_ptcl</text:span>,<text:s/><text:span text:style-name="SourceText">vis_ref</text:span></text:p>
        </text:list-item>
        <text:list-item>
          <text:p text:style-name="P96"><text:span text:style-name="SourceText">read_ptcls_ctfs</text:span>,<text:s/><text:span text:style-name="SourceText">write_ptcls_ctfs</text:span></text:p>
        </text:list-item>
        <text:list-item>
          <text:p text:style-name="P97">Conversion routines such as<text:s/><text:span text:style-name="SourceText">polar2cartesian</text:span></text:p>
        </text:list-item>
      </text:list>
      <text:p text:style-name="Textbody">Developer tooling and I/O live here.</text:p>
      <text:p text:style-name="HorizontalLine"/>
      <text:soft-page-break/>
      <text:h text:style-name="Heading2" text:outline-level="2">6.4<text:s/><text:span text:style-name="SourceText">simple_polarft_ctf.f90</text:span></text:h>
      <text:p text:style-name="Textbody"><text:span text:style-name="StrongEmphasis">Responsibilities:</text:span></text:p>
      <text:list text:style-name="LFO15" text:continue-numbering="true">
        <text:list-item>
          <text:p text:style-name="P98"><text:span text:style-name="SourceText">calc_polar_ctf</text:span></text:p>
        </text:list-item>
        <text:list-item>
          <text:p text:style-name="P99"><text:span text:style-name="SourceText">create_polar_absctfmats</text:span></text:p>
        </text:list-item>
      </text:list>
      <text:p text:style-name="Textbody">This includes all CTF generation, evaluation, and application to polar grids.</text:p>
      <text:p text:style-name="HorizontalLine"/>
      <text:h text:style-name="Heading2" text:outline-level="2">6.5<text:s/><text:span text:style-name="SourceText">simple_polarft_geom.f90</text:span></text:h>
      <text:p text:style-name="Textbody"><text:span text:style-name="StrongEmphasis">Responsibilities:</text:span></text:p>
      <text:list text:style-name="LFO16" text:continue-numbering="true">
        <text:list-item>
          <text:p text:style-name="P100"><text:span text:style-name="SourceText">gen_shmat</text:span>,<text:s/><text:span text:style-name="SourceText">gen_shmat_8</text:span></text:p>
        </text:list-item>
        <text:list-item>
          <text:p text:style-name="P101">Shifting (<text:span text:style-name="SourceText">shift_ptcl</text:span>,<text:s/><text:span text:style-name="SourceText">shift_ref</text:span>)</text:p>
        </text:list-item>
        <text:list-item>
          <text:p text:style-name="P102">Mirroring (<text:span text:style-name="SourceText">mirror_ref_pft</text:span>)</text:p>
        </text:list-item>
        <text:list-item>
          <text:p text:style-name="P103">Rotations (<text:span text:style-name="SourceText">rotate_pft_*</text:span>,<text:s/><text:span text:style-name="SourceText">rotate_iref_*</text:span>)</text:p>
        </text:list-item>
      </text:list>
      <text:p text:style-name="Textbody">These are strictly geometric transforms.</text:p>
      <text:p text:style-name="HorizontalLine"/>
      <text:h text:style-name="Heading2" text:outline-level="2">6.6<text:s/><text:span text:style-name="SourceText">simple_polarft_memo.f90</text:span></text:h>
      <text:p text:style-name="Textbody"><text:span text:style-name="StrongEmphasis">Responsibilities:</text:span></text:p>
      <text:list text:style-name="LFO17" text:continue-numbering="true">
        <text:list-item>
          <text:p text:style-name="P104"><text:span text:style-name="SourceText">memoize_ptcls</text:span></text:p>
        </text:list-item>
        <text:list-item>
          <text:p text:style-name="P105"><text:span text:style-name="SourceText">memoize_refs</text:span></text:p>
        </text:list-item>
        <text:list-item>
          <text:p text:style-name="P106"><text:span text:style-name="SourceText">memoize_sqsum_ptcl</text:span></text:p>
        </text:list-item>
        <text:list-item>
          <text:p text:style-name="P107"><text:span text:style-name="SourceText">setup_npix_per_shell</text:span></text:p>
        </text:list-item>
        <text:list-item>
          <text:p text:style-name="P108"><text:span text:style-name="SourceText">allocate_*_memoization</text:span></text:p>
        </text:list-item>
        <text:list-item>
          <text:p text:style-name="P109"><text:span text:style-name="SourceText">kill_memoized_*</text:span></text:p>
        </text:list-item>
      </text:list>
      <text:p text:style-name="Textbody">Handles caching heavy intermediate results to improve correlation performance.</text:p>
      <text:p text:style-name="HorizontalLine"/>
      <text:h text:style-name="Heading2" text:outline-level="2">6.7<text:s/><text:span text:style-name="SourceText">simple_polarft_corr.f90</text:span></text:h>
      <text:p text:style-name="Textbody"><text:span text:style-name="StrongEmphasis">Responsibilities:</text:span></text:p>
      <text:list text:style-name="LFO18" text:continue-numbering="true">
        <text:list-item>
          <text:p text:style-name="P110">All correlation kernels</text:p>
        </text:list-item>
        <text:list-item>
          <text:p text:style-name="P111">CC, Euclid, weighted/unweighted</text:p>
        </text:list-item>
        <text:list-item>
          <text:p text:style-name="P112">Gradients and shifted gradients</text:p>
        </text:list-item>
        <text:list-item>
          <text:p text:style-name="P113">Rotation-marginalized likelihoods</text:p>
        </text:list-item>
        <text:list-item>
          <text:p text:style-name="P114">Shell-wise sigma calculations</text:p>
        </text:list-item>
        <text:list-item>
          <text:p text:style-name="P115">Shift searches (<text:span text:style-name="SourceText">bidirectional_shift_search</text:span>)</text:p>
        </text:list-item>
      </text:list>
      <text:p text:style-name="Textbody">This is the numeric heart of SIMPLE’s PFT alignment.</text:p>
      <text:p text:style-name="Textbody">Because these routines are heavily optimized and edited often, isolating them reduces full rebuild time significantly.</text:p>
      <text:p text:style-name="HorizontalLine"/>
      <text:h text:style-name="Heading1" text:outline-level="1">7. Outcomes</text:h>
      <text:h text:style-name="Heading2" text:outline-level="2">✔ Faster Build Times</text:h>
      <text:p text:style-name="Textbody">Large numerical kernels are now isolated. Developing new ideas in<text:s/><text:span text:style-name="SourceText">simple_polarft_corr.f90</text:span><text:s/>no longer forces a complete rebuild of unrelated functionality.</text:p>
      <text:h text:style-name="Heading2" text:outline-level="2">✔ Much Cleaner Mental Model</text:h>
      <text:p text:style-name="Textbody">Developers can:</text:p>
      <text:list text:style-name="LFO19" text:continue-numbering="true">
        <text:list-item>
          <text:p text:style-name="P116">Open exactly one file to work on CTF</text:p>
        </text:list-item>
        <text:list-item>
          <text:p text:style-name="P117">Open exactly one file to work on correlations</text:p>
        </text:list-item>
        <text:list-item>
          <text:p text:style-name="P118">Quickly find any functionality from the type-bound procedure list in the main module</text:p>
        </text:list-item>
      </text:list>
      <text:h text:style-name="Heading2" text:outline-level="2">✔ Safer Extensions</text:h>
      <text:p text:style-name="Textbody">With concerns separated, adding new:</text:p>
      <text:list text:style-name="LFO20" text:continue-numbering="true">
        <text:list-item>
          <text:p text:style-name="P119">Objective functions</text:p>
        </text:list-item>
        <text:list-item>
          <text:p text:style-name="P120">Memoization strategies</text:p>
        </text:list-item>
        <text:list-item>
          <text:p text:style-name="P121">Geometric transforms</text:p>
        </text:list-item>
      </text:list>
      <text:p text:style-name="Textbody">…can be done with low risk.</text:p>
      <text:h text:style-name="Heading2" text:outline-level="2">✔ Better Parallel Development</text:h>
      <text:p text:style-name="Textbody">Multiple developers can work in separate submodules without merge conflicts.</text:p>
      <text:p text:style-name="HorizontalLine"/>
      <text:soft-page-break/>
      <text:h text:style-name="Heading1" text:outline-level="1">8. Summary</text:h>
      <text:p text:style-name="Textbody">SIMPLE’s polar FT alignment engine is now:</text:p>
      <text:list text:style-name="LFO21" text:continue-numbering="true">
        <text:list-item>
          <text:p text:style-name="P122">Faster to compile</text:p>
        </text:list-item>
        <text:list-item>
          <text:p text:style-name="P123">Easier to read</text:p>
        </text:list-item>
        <text:list-item>
          <text:p text:style-name="P124">Easier to maintain</text:p>
        </text:list-item>
        <text:list-item>
          <text:p text:style-name="P125">More modular</text:p>
        </text:list-item>
        <text:list-item>
          <text:p text:style-name="P126">Architecturally clean</text:p>
        </text:list-item>
        <text:list-item>
          <text:p text:style-name="P127">Extensible</text:p>
        </text:list-item>
      </text:list>
      <text:p text:style-name="Textbody">This mirrors the successful refactor of the image stack, and together they form a coherent architectural style:</text:p>
      <text:p text:style-name="Quotations"><text:span text:style-name="StrongEmphasis">Interface first, implementation modularized by responsibility, strict separation of concerns.</text:span></text:p>
      <text:p text:style-name="Textbody">The polar FT correlator is no longer a monolithic “black box,” but a structured, maintainable system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11 6 4 2 2 2 2 2 4"/>
    <style:font-face style:name="Droid Sans Fallback" svg:font-family="Droid Sans Fallback" style:font-family-generic="system" style:font-pitch="variable" svg:panose-1="2 11 6 4 2 2 2 2 2 4"/>
    <style:font-face style:name="Droid Sans Devanagari" svg:font-family="Droid Sans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Mono" svg:font-family="Liberation Mono" style:font-family-generic="modern" style:font-pitch="fixed" svg:panose-1="2 11 6 4 2 2 2 2 2 4"/>
    <style:font-face style:name="OpenSymbol" style:font-charset="x-symbol" svg:font-family="OpenSymbol" style:font-family-generic="system" svg:panose-1="2 11 6 4 2 2 2 2 2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Droid Sans Fallback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Elmlund, Hans (NIH/NCI) [E]</dc:creator>
    <meta:creation-date>2025-12-03T15:33:00Z</meta:creation-date>
    <dc:date>2026-01-18T14:08:00Z</dc:date>
    <meta:template xlink:href="Normal.dotm" xlink:type="simple"/>
    <meta:editing-cycles>1</meta:editing-cycles>
    <meta:editing-duration>PT120S</meta:editing-duration>
    <meta:document-statistic meta:page-count="9" meta:paragraph-count="18" meta:word-count="1404" meta:character-count="9392" meta:row-count="66" meta:non-whitespace-character-count="8006"/>
  </office:meta>
</office:document-meta>
</file>